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fo:font-weight="normal"/>
    </style:style>
    <style:style style:name="P2" style:family="paragraph">
      <style:text-properties fo:font-weight="bold"/>
    </style:style>
    <style:style style:name="P3" style:family="paragraph">
      <style:text-properties fo:font-weight="100"/>
    </style:style>
    <style:style style:name="P4" style:family="paragraph">
      <style:text-properties fo:font-weight="500"/>
    </style:style>
    <style:style style:name="P5" style:family="paragraph">
      <style:text-properties fo:font-weight="900"/>
    </style:style>
  </office:automatic-styles>
  <office:body>
    <office:text>
      <text:p text:style-name="P1">This is an example of text with normal font weight</text:p>
      <text:p text:style-name="P2">This is an example of text with bold font weight</text:p>
      <text:p text:style-name="P3">This is an example of text with 100 font weight</text:p>
      <text:p text:style-name="P4">This is an example of text with 500 font weight</text:p>
      <text:p text:style-name="P5">This is an example of text with 900 font weig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